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00000031F58E2335602473F40.jpg" manifest:media-type="image/jpeg"/>
  <manifest:file-entry manifest:full-path="Pictures/100000000000048500000230035EE1C41347417C.jpg" manifest:media-type="image/jpeg"/>
  <manifest:file-entry manifest:full-path="Pictures/10000201000005DC000006146E5AA0E8520C3E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6" style:family="graphic" style:parent-style-name="standard">
      <style:graphic-properties draw:stroke="none" svg:stroke-color="#000000" draw:fill="none" draw:fill-color="#ffffff" fo:min-height="0.639cm"/>
    </style:style>
    <style:style style:name="gr17" style:family="graphic" style:parent-style-name="standard">
      <style:graphic-properties draw:stroke="none" svg:stroke-color="#000000" draw:fill="none" draw:fill-color="#ffffff" fo:min-height="0.637cm"/>
    </style:style>
    <style:style style:name="gr18" style:family="graphic" style:parent-style-name="standard">
      <style:graphic-properties svg:stroke-color="#1c1c1c" draw:fill-color="#333333" draw:textarea-horizontal-align="justify" draw:textarea-vertical-align="middle" draw:auto-grow-height="false" fo:min-height="0.258cm" fo:min-width="20.201cm"/>
    </style:style>
    <style:style style:name="gr19" style:family="graphic" style:parent-style-name="standard">
      <style:graphic-properties draw:stroke="none" svg:stroke-color="#000000" draw:fill="none" draw:fill-color="#ffffff" fo:min-height="0.893cm"/>
    </style:style>
    <style:style style:name="gr20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none"/>
      <style:text-properties fo:font-size="7pt" style:font-size-asian="7pt" style:font-size-complex="7pt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217cm" svg:y="16.21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916cm" svg:y1="16.212cm" svg:x2="17.916cm" svg:y2="20.589cm">
          <text:p/>
        </draw:line>
        <draw:line draw:style-name="gr3" draw:text-style-name="P1" draw:layer="layout" svg:x1="17.916cm" svg:y1="18.217cm" svg:x2="26.883cm" svg:y2="18.217cm">
          <text:p/>
        </draw:line>
        <draw:line draw:style-name="gr3" draw:text-style-name="P1" draw:layer="layout" svg:x1="17.916cm" svg:y1="19.487cm" svg:x2="26.883cm" svg:y2="19.487cm">
          <text:p/>
        </draw:line>
        <draw:line draw:style-name="gr3" draw:text-style-name="P1" draw:layer="layout" svg:x1="25.917cm" svg:y1="19.514cm" svg:x2="25.917cm" svg:y2="20.589cm">
          <text:p/>
        </draw:line>
        <draw:line draw:style-name="gr4" draw:text-style-name="P1" draw:layer="layout" svg:x1="13.217cm" svg:y1="18.379cm" svg:x2="17.916cm" svg:y2="18.379cm">
          <text:p/>
        </draw:line>
        <draw:frame draw:style-name="gr5" draw:text-style-name="P2" draw:layer="layout" svg:width="1.827cm" svg:height="0.526cm" svg:x="13.192cm" svg:y="17.402cm">
          <draw:text-box>
            <text:p><text:span text:style-name="T1">DRAWN BY</text:span></text:p>
          </draw:text-box>
        </draw:frame>
        <draw:line draw:style-name="gr4" draw:text-style-name="P1" draw:layer="layout" svg:x1="15.884cm" svg:y1="17.363cm" svg:x2="15.884cm" svg:y2="19.268cm">
          <text:p/>
        </draw:line>
        <draw:frame draw:style-name="gr6" draw:text-style-name="P3" draw:layer="layout" svg:width="1.277cm" svg:height="0.569cm" svg:x="17.789cm" svg:y="18.244cm">
          <draw:text-box>
            <text:p><text:span text:style-name="T2">TITLE</text:span></text:p>
          </draw:text-box>
        </draw:frame>
        <draw:frame draw:style-name="gr7" draw:text-style-name="P3" draw:layer="layout" svg:width="1.137cm" svg:height="0.569cm" svg:x="25.844cm" svg:y="19.468cm">
          <draw:text-box>
            <text:p><text:span text:style-name="T2">REV.</text:span></text:p>
          </draw:text-box>
        </draw:frame>
        <draw:frame draw:style-name="gr8" draw:text-style-name="P3" draw:layer="layout" svg:width="2.032cm" svg:height="0.569cm" svg:x="17.916cm" svg:y="19.441cm">
          <draw:text-box>
            <text:p><text:span text:style-name="T2">FILE NAME</text:span></text:p>
          </draw:text-box>
        </draw:frame>
        <draw:frame draw:style-name="gr9" draw:text-style-name="P3" draw:layer="layout" svg:width="1.45cm" svg:height="0.569cm" svg:x="23.251cm" svg:y="19.387cm">
          <draw:text-box>
            <text:p><text:span text:style-name="T2">SHEET</text:span></text:p>
          </draw:text-box>
        </draw:frame>
        <draw:line draw:style-name="gr3" draw:text-style-name="P1" draw:layer="layout" svg:x1="23.405cm" svg:y1="19.515cm" svg:x2="23.405cm" svg:y2="20.59cm">
          <text:p/>
        </draw:line>
        <draw:line draw:style-name="gr4" draw:text-style-name="P1" draw:layer="layout" svg:x1="13.217cm" svg:y1="17.363cm" svg:x2="17.916cm" svg:y2="17.363cm">
          <text:p/>
        </draw:line>
        <draw:frame draw:style-name="gr10" draw:text-style-name="P2" draw:layer="layout" svg:width="1.819cm" svg:height="0.526cm" svg:x="15.757cm" svg:y="17.345cm">
          <draw:text-box>
            <text:p><text:span text:style-name="T1">DATE</text:span></text:p>
          </draw:text-box>
        </draw:frame>
        <draw:frame draw:style-name="gr11" draw:text-style-name="P2" draw:layer="layout" svg:width="2.106cm" svg:height="0.526cm" svg:x="13.193cm" svg:y="18.302cm">
          <draw:text-box>
            <text:p><text:span text:style-name="T1">CHECKED BY</text:span></text:p>
          </draw:text-box>
        </draw:frame>
        <draw:frame draw:style-name="gr5" draw:text-style-name="P2" draw:layer="layout" svg:width="1.827cm" svg:height="0.526cm" svg:x="13.193cm" svg:y="17.402cm">
          <draw:text-box>
            <text:p><text:span text:style-name="T1">DRAWN BY</text:span></text:p>
          </draw:text-box>
        </draw:frame>
        <draw:frame draw:style-name="gr10" draw:text-style-name="P2" draw:layer="layout" svg:width="1.819cm" svg:height="0.526cm" svg:x="15.757cm" svg:y="18.346cm">
          <draw:text-box>
            <text:p><text:span text:style-name="T1">DATE</text:span></text:p>
          </draw:text-box>
        </draw:frame>
        <draw:line draw:style-name="gr4" draw:text-style-name="P1" draw:layer="layout" svg:x1="13.218cm" svg:y1="19.279cm" svg:x2="17.917cm" svg:y2="19.279cm">
          <text:p/>
        </draw:line>
        <draw:frame draw:style-name="gr12" draw:text-style-name="P4" draw:layer="layout" svg:width="0.896cm" svg:height="0.569cm" svg:x="24.144cm" svg:y="19.87cm">
          <draw:text-box>
            <text:p><text:span text:style-name="T3">1</text:span></text:p>
          </draw:text-box>
        </draw:frame>
        <draw:frame draw:style-name="gr13" draw:text-style-name="P1" draw:layer="layout" svg:width="1.651cm" svg:height="1.702cm" svg:x="24.729cm" svg:y="16.422cm">
          <draw:image xlink:href="Pictures/10000201000005DC000006146E5AA0E8520C3E73.png" xlink:type="simple" xlink:show="embed" xlink:actuate="onLoad">
            <text:p/>
          </draw:image>
        </draw:frame>
        <draw:frame draw:style-name="gr13" draw:text-style-name="P1" draw:layer="layout" svg:width="3.404cm" svg:height="1.651cm" svg:x="20.449cm" svg:y="16.42cm">
          <draw:image xlink:href="Pictures/100000000000048500000230035EE1C41347417C.jpg" xlink:type="simple" xlink:show="embed" xlink:actuate="onLoad">
            <text:p/>
          </draw:image>
        </draw:frame>
        <draw:frame draw:style-name="gr13" draw:text-style-name="P1" draw:layer="layout" svg:width="1.753cm" svg:height="1.651cm" svg:x="18.425cm" svg:y="16.422cm">
          <draw:image xlink:href="Pictures/10000000000003500000031F58E2335602473F40.jpg" xlink:type="simple" xlink:show="embed" xlink:actuate="onLoad">
            <text:p/>
          </draw:image>
        </draw:frame>
        <draw:frame draw:style-name="gr14" draw:text-style-name="P5" draw:layer="layout" svg:width="8.128cm" svg:height="1.351cm" svg:x="1cm" svg:y="1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custom-shape draw:style-name="gr15" draw:text-style-name="P1" draw:layer="layout" svg:width="8.128cm" svg:height="1.397cm" svg:x="1cm" svg:y="1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2.921cm" svg:height="0.889cm" svg:x="13.446cm" svg:y="17.637cm">
          <draw:text-box>
            <text:p><text:span text:style-name="T2">JW</text:span></text:p>
          </draw:text-box>
        </draw:frame>
        <draw:frame draw:style-name="gr17" draw:text-style-name="P3" draw:layer="layout" svg:width="1.651cm" svg:height="0.887cm" svg:x="16.113cm" svg:y="17.637cm">
          <draw:text-box>
            <text:p><text:span text:style-name="T2">1/9/19</text:span></text:p>
          </draw:text-box>
        </draw:frame>
        <draw:custom-shape draw:style-name="gr18" draw:text-style-name="P6" draw:layer="layout" svg:width="20.701cm" svg:height="0.508cm" svg:x="3.921cm" svg:y="8.493cm">
          <text:p/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6.985cm" svg:height="1.143cm" svg:x="10.906cm" svg:y="7.604cm">
          <draw:text-box>
            <text:p text:style-name="P7"><text:span text:style-name="T2"><text:tab/></text:span><text:span text:style-name="T2">[HD-EX0093] T-Slotted Framing Dust Cover for 20mm Rail Height, 6 Feet Long, Black</text:span></text:p>
          </draw:text-box>
        </draw:frame>
        <draw:frame draw:style-name="gr20" draw:text-style-name="P9" draw:layer="layout" svg:width="5.461cm" svg:height="1.673cm" svg:x="3.794cm" svg:y="6.207cm">
          <draw:text-box>
            <text:p>Length- 510mm </text:p>
          </draw:text-box>
        </draw:frame>
        <draw:frame draw:style-name="gr19" draw:text-style-name="P10" draw:layer="layout" svg:width="10.033cm" svg:height="1.143cm" svg:x="18.272cm" svg:y="18.653cm">
          <draw:text-box>
            <text:p><text:span text:style-name="T4">510mm cut T-slot dust cover</text:span></text:p>
          </draw:text-box>
        </draw:frame>
        <draw:frame draw:style-name="gr19" draw:text-style-name="P3" draw:layer="layout" svg:width="10.033cm" svg:height="1.143cm" svg:x="18.018cm" svg:y="19.796cm">
          <draw:text-box>
            <text:p><text:span text:style-name="T2">510mm_cut_T-slot_dust_cover.odg</text:span></text:p>
          </draw:text-box>
        </draw:frame>
        <draw:frame draw:style-name="gr19" draw:text-style-name="P10" draw:layer="layout" svg:width="2.794cm" svg:height="1.143cm" svg:x="13.446cm" svg:y="19.542cm">
          <draw:text-box>
            <text:p><text:span text:style-name="T4">HD-EX0093</text:span></text:p>
          </draw:text-box>
        </draw:frame>
        <draw:frame draw:style-name="gr12" draw:text-style-name="P4" draw:layer="layout" svg:width="0.896cm" svg:height="0.569cm" svg:x="26.019cm" svg:y="19.923cm">
          <draw:text-box>
            <text:p><text:span text:style-name="T3">I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7-11-15T09:39:56.076687992</meta:creation-date>
    <dc:date>2019-01-09T15:33:58.717533158</dc:date>
    <dc:creator>Aleph User</dc:creator>
    <meta:editing-duration>P1DT3H6M56S</meta:editing-duration>
    <meta:editing-cycles>12</meta:editing-cycles>
    <meta:generator>LibreOffice/5.2.7.2$Linux_X86_64 LibreOffice_project/20m0$Build-2</meta:generator>
    <meta:document-statistic meta:object-count="34"/>
  </office:meta>
</office:document-meta>
</file>